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ab" svg:font-family="Ar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RW Gothic 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ab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ab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ab" fo:font-size="10pt" fo:background-color="#00ff00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ab" fo:font-size="10pt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ab" fo:font-size="10pt" fo:background-color="#ff000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800000" style:font-name="Arab" fo:font-size="10pt" fo:background-color="#00ff00" style:font-size-asian="10pt" style:font-size-complex="10pt"/>
    </style:style>
    <style:style style:name="P8" style:family="paragraph" style:parent-style-name="Standard">
      <style:text-properties fo:background-color="#00ff00"/>
    </style:style>
    <style:style style:name="P9" style:family="paragraph" style:parent-style-name="Standard">
      <style:paragraph-properties fo:text-align="center" style:justify-single-word="false"/>
      <style:text-properties style:font-name="Arab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ab" fo:font-size="10pt" style:font-size-asian="10pt" style:font-size-complex="10pt"/>
    </style:style>
    <style:style style:name="T1" style:family="text">
      <style:text-properties style:font-name="Arab"/>
    </style:style>
    <style:style style:name="T2" style:family="text">
      <style:text-properties style:font-name="Arab" fo:font-size="10pt" fo:background-color="transparent" style:font-size-asian="10pt" style:font-size-complex="10pt"/>
    </style:style>
    <style:style style:name="T3" style:family="text">
      <style:text-properties style:font-name="Arab" fo:font-size="10pt" style:font-size-asian="10pt" style:font-size-complex="10pt"/>
    </style:style>
    <style:style style:name="T4" style:family="text">
      <style:text-properties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background-color="transparent"/>
    </style:style>
    <style:style style:name="T7" style:family="text">
      <style:text-properties fo:background-color="#00ff00"/>
    </style:style>
    <style:style style:name="T8" style:family="text">
      <style:text-properties fo:background-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tutorial</text:p>
      <text:p text:style-name="P2"/>
      <text:p text:style-name="P2">r or</text:p>
      <text:p text:style-name="P2"/>
      <text:p text:style-name="P2">31.05.2009.</text:p>
      <text:p text:style-name="P2"/>
      <text:p text:style-name="P2"/>
      <text:p text:style-name="P2"/>
      <text:p text:style-name="P2"/>
      <text:p text:style-name="P2"/>
      <text:p text:style-name="P2"/>
      <text:p text:style-name="P6">vi cete meni .rar, ja cu vama .odt!</text:p>
      <text:p text:style-name="P2"/>
      <text:p text:style-name="P2"/>
      <text:p text:style-name="P2"/>
      <text:p text:style-name="P2">ovaj tutorijal je samo osnova (za ispit)</text:p>
      <text:p text:style-name="P2">moja verzija python-a je Python 2.6.2c1</text:p>
      <text:p text:style-name="P2">preporucam koristiti ipython (interactive python shell), zbog autocompletion-a, i sintakse</text:p>
      <text:p text:style-name="P2"/>
      <text:p text:style-name="P2">ako zelite vidjeti stvarnu moc python-a, <text:a xlink:type="simple" xlink:href="http://www.java2s.com/Code/Python/CatalogPython.htm">link</text:a></text:p>
      <text:p text:style-name="P2"/>
      <text:p text:style-name="P2"/>
      <text:p text:style-name="P2">a za one totalno, <text:a xlink:type="simple" xlink:href="http://linuxgazette.net/issue96/orr.html"><text:span text:style-name="T6">malo humora</text:span></text:a></text:p>
      <text:p text:style-name="P2">"If you have to ask why, you're not a member of the intended audience. Please go on about your business and accept my apologies for this distraction." // from <text:a xlink:type="simple" xlink:href="http://webpages.mr.net/bobz/ttyquake/">site</text:a></text:p>
      <text:p text:style-name="P3"/>
      <text:p text:style-name="P3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-----------------</text:p>
      <text:p text:style-name="P4">1. koja je podrazumijevana varijabla u python-u?</text:p>
      <text:p text:style-name="P3"><text:tab/>----------------------------------------------------------------------</text:p>
      <text:p text:style-name="P3"><text:tab/>a)<text:tab/>$_</text:p>
      <text:p text:style-name="P3"><text:tab/><text:tab/><text:span text:style-name="T4">----------------------------------------------------------------------</text:span></text:p>
      <text:p text:style-name="P3"><text:tab/><text:tab/>netocno: ovoga nemo u python-u</text:p>
      <text:p text:style-name="P3"><text:tab/>----------------------------------------------------------------------</text:p>
      <text:p text:style-name="P3"><text:tab/>b)<text:tab/>@_</text:p>
      <text:p text:style-name="P3"><text:tab/><text:tab/><text:span text:style-name="T4">----------------------------------------------------------------------</text:span></text:p>
      <text:p text:style-name="P3"><text:tab/><text:tab/>netocno: ovo ne znam sto radi (ispisuje '...'), ali nije podrazumijevana varijabla</text:p>
      <text:p text:style-name="P3"><text:tab/>----------------------------------------------------------------------</text:p>
      <text:p text:style-name="P3"><text:tab/>c)<text:tab/>_</text:p>
      <text:p text:style-name="P3"><text:tab/><text:tab/><text:span text:style-name="T4">----------------------------------------------------------------------</text:span></text:p>
      <text:p text:style-name="P3"><text:tab/><text:tab/>netocno: ovo je varijabla u koju se sprema zadnji ne-nula rezultat/povratna vrij.</text:p>
      <text:p text:style-name="P3"><text:tab/><text:tab/>ali, to nije podrazumijevana varijabla</text:p>
      <text:p text:style-name="P1"><text:span text:style-name="T1"><text:tab/><text:tab/>za vise informacija, vidi </text:span><text:a xlink:type="simple" xlink:href="http://mail.python.org/pipermail/python-list/2006-October/579880.html"><text:span text:style-name="T1">ovdje</text:span></text:a></text:p>
      <text:p text:style-name="P3"><text:tab/>----------------------------------------------------------------------</text:p>
      <text:p text:style-name="P4"><text:tab/>d)<text:tab/>python ne podrzava podrazumijevane varijable</text:p>
      <text:p text:style-name="P4"><text:tab/><text:tab/>----------------------------------------------------------------------</text:p>
      <text:p text:style-name="P4"><text:tab/><text:tab/>tocno: smatraju da bi to bilo 'opasno'</text:p>
      <text:p text:style-name="P4"><text:tab/><text:tab/>vidi <text:a xlink:type="simple" xlink:href="http://mail.python.org/pipermail/python-list/2006-October/579880.html">link</text:a></text:p>
      <text:p text:style-name="P5">----------------------------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--------------------------------------</text:p>
      <text:p text:style-name="P4">2. sto ispisuje program?</text:p>
      <text:p text:style-name="P4"><text:tab/>----------------------------------------------------------------------</text:p>
      <text:p text:style-name="P4"><text:tab/>#!/usr/bin/python</text:p>
      <text:p text:style-name="P4"><text:soft-page-break/><text:tab/>list=['have', 'a','nice','day'];</text:p>
      <text:p text:style-name="P4"><text:tab/>list.insert(-1,['t','h','a','n','k',' ','y','o','u'])</text:p>
      <text:p text:style-name="P4"><text:tab/>print a</text:p>
      <text:p text:style-name="P3"><text:tab/>----------------------------------------------------------------------</text:p>
      <text:p text:style-name="P3"><text:tab/>a)<text:tab/>['have', 'a','nice','day','t','h','a','n','k',' ','y','o','u']</text:p>
      <text:p text:style-name="P3"><text:tab/><text:tab/><text:span text:style-name="T4">----------------------------------------------------------------------</text:span></text:p>
      <text:p text:style-name="P3"><text:tab/><text:tab/>netocno: python lijepo formatira ispis: sa razmacima</text:p>
      <text:p text:style-name="P3"><text:tab/><text:tab/><text:tab/>osim toga, elementi nisu poslozeni ispravno nakon insert-anja</text:p>
      <text:p text:style-name="P3"><text:tab/>----------------------------------------------------------------------</text:p>
      <text:p text:style-name="P3"><text:tab/>b)<text:tab/>['have', <text:s/>'a', 'nice', 'day', 't', 'h', 'a', 'n', 'k', ' ', 'y', 'o', 'u'] </text:p>
      <text:p text:style-name="P3"><text:tab/><text:tab/><text:span text:style-name="T4">----------------------------------------------------------------------</text:span></text:p>
      <text:p text:style-name="P3"><text:tab/><text:tab/>netocno: python je umetnuo polje u polje, a ovo je samo 1 polje</text:p>
      <text:p text:style-name="P3"><text:tab/><text:tab/><text:tab/>osim toga, elementi nisu poslozeni ispravno nakon insert-anja</text:p>
      <text:p text:style-name="P3"><text:tab/>----------------------------------------------------------------------</text:p>
      <text:p text:style-name="P4"><text:tab/>c)<text:tab/>['have', <text:s/>'a', 'nice', ['t', 'h', 'a', 'n', 'k', ' ', 'y', 'o', 'u'], 'day'] </text:p>
      <text:p text:style-name="P4"><text:tab/><text:tab/>----------------------------------------------------------------------</text:p>
      <text:p text:style-name="P4"><text:tab/><text:tab/>tocno: dakle, u inicijalno polje smo umetnuli (na predzadnje mjesto) jos jedno polje</text:p>
      <text:p text:style-name="P4"><text:tab/><text:tab/><text:tab/>python kao varijablu moze koristiti bilo sto, a lista je jednoredno polje varijabl</text:p>
      <text:p text:style-name="P4"><text:tab/><text:tab/><text:tab/>zasto na predzadnje mjesto? zato sto insert radi ovo:</text:p>
      <text:p text:style-name="P4"><text:tab/><text:tab/><text:tab/><text:tab/>list.insert(n, 'content')</text:p>
      <text:p text:style-name="P4"><text:tab/><text:tab/><text:tab/><text:tab/>===</text:p>
      <text:p text:style-name="P4"><text:tab/><text:tab/><text:tab/><text:tab/>umetni 'content' ISPRED elementa liste na mjestu n</text:p>
      <text:p text:style-name="P4"><text:tab/><text:tab/>inace, a.append radi isto kao a.insert, samo uvijek stavlja elemente na kraj</text:p>
      <text:p text:style-name="P5"><text:tab/>----------------------------------------------------------------------</text:p>
      <text:p text:style-name="P3"><text:tab/>d)<text:tab/>syntax error</text:p>
      <text:p text:style-name="P3"><text:tab/><text:tab/><text:span text:style-name="T4">----------------------------------------------------------------------</text:span></text:p>
      <text:p text:style-name="P3"><text:tab/><text:tab/>netocno: ugradena f-ja python-a dodaje 1 element pred zadnji index liste:</text:p>
      <text:p text:style-name="P3"><text:tab/><text:tab/>syntax error bi bio kad bismo napisali </text:p>
      <text:p text:style-name="P3"><text:tab/><text:tab/><text:tab/>a.insert(-1,'t','h','a','n','k',' ','y','o','u')</text:p>
      <text:p text:style-name="P3"><text:tab/><text:tab/><text:tab/>tj. vise od jednog elementa</text:p>
      <text:p text:style-name="P3">----------------------------------------------------------------------<text:tab/><text:tab/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----------------------------------------------------------------------</text:p>
      <text:p text:style-name="P4">3. sto ispisuje program</text:p>
      <text:p text:style-name="P5"><text:tab/>----------------------------------------------------------------------</text:p>
      <text:p text:style-name="P4"><text:tab/>#!/usr/bin/python</text:p>
      <text:p text:style-name="P4"><text:tab/>a=['have', 'a','nice','day'];</text:p>
      <text:p text:style-name="P4"><text:tab/>a.append(['t','h','a','n','k',' ','y','o','u'])</text:p>
      <text:p text:style-name="P4"><text:tab/>print a.pop(3)</text:p>
      <text:p text:style-name="P5"><text:tab/>----------------------------------------------------------------------</text:p>
      <text:p text:style-name="P5"><text:tab/>a)<text:tab/>pop ugradena f-ja ne prima parametre</text:p>
      <text:p text:style-name="P5"><text:tab/><text:tab/>----------------------------------------------------------------------</text:p>
      <text:p text:style-name="P5"><text:tab/><text:tab/>netocno: prima nula ili jedan parametar</text:p>
      <text:p text:style-name="P5"><text:tab/>----------------------------------------------------------------------</text:p>
      <text:p text:style-name="P3"><text:span text:style-name="T4"><text:tab/>b)<text:tab/></text:span>['have', <text:s/>'a', 'day', ['t', 'h', 'a', 'n', 'k', ' ', 'y', 'o', 'u']] </text:p>
      <text:p text:style-name="P3"><text:tab/><text:tab/><text:span text:style-name="T4">----------------------------------------------------------------------</text:span></text:p>
      <text:p text:style-name="P3"><text:tab/><text:tab/>netocno: ponudeno rjesenje je ispis liste a nakon pop-anja</text:p>
      <text:p text:style-name="P3"><text:tab/><text:tab/>kad pozivamo pop f-ju, vraca pop-ani element</text:p>
      <text:p text:style-name="P3"><text:tab/>----------------------------------------------------------------------</text:p>
      <text:p text:style-name="P7"><text:tab/>c)<text:tab/>day</text:p>
      <text:p text:style-name="P7"><text:tab/><text:tab/>----------------------------------------------------------------------</text:p>
      <text:p text:style-name="P3"><text:tab/><text:tab/>tocno: ispisuje pop-ani treci element</text:p>
      <text:p text:style-name="P3"><text:tab/>----------------------------------------------------------------------</text:p>
      <text:p text:style-name="P3"><text:tab/>d)<text:tab/>'day'</text:p>
      <text:p text:style-name="P3"><text:tab/><text:tab/><text:span text:style-name="T4">----------------------------------------------------------------------</text:span></text:p>
      <text:p text:style-name="P3"><text:tab/><text:tab/>netocno: ponudeno rjesenje je povratna vrijednost f-je pop;</text:p>
      <text:p text:style-name="P3"><text:tab/><text:tab/>posto se to dalje print-a, nestaju navodnici</text:p>
      <text:p text:style-name="P3">----------------------------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----------------------------------------------------------------------</text:p>
      <text:p text:style-name="P4">4.<text:tab/>kako biste najbrze ispisali zadnji element liste?</text:p>
      <text:p text:style-name="P3"><text:tab/>----------------------------------------------------------------------</text:p>
      <text:p text:style-name="P3"><text:tab/>a)<text:tab/>tsil=list.reverse();tsil[0]</text:p>
      <text:p text:style-name="P3"><text:tab/><text:tab/><text:span text:style-name="T4">----------------------------------------------------------------------</text:span></text:p>
      <text:p text:style-name="P3"><text:tab/><text:tab/>netocno: list.reverse() ne daje povratnu vrijednost, pa je type(tsil)=NoneType</text:p>
      <text:p text:style-name="P3"><text:tab/><text:tab/><text:tab/>(tako provjeravamo koji tip podatka sadrzava varijabla)</text:p>
      <text:p text:style-name="P3"><text:tab/>----------------------------------------------------------------------</text:p>
      <text:p text:style-name="P3"><text:tab/>b)<text:tab/>list[list.len()]</text:p>
      <text:p text:style-name="P3"><text:tab/><text:tab/><text:span text:style-name="T4">----------------------------------------------------------------------</text:span></text:p>
      <text:p text:style-name="P3"><text:tab/><text:tab/>netocno: "syntax error"</text:p>
      <text:p text:style-name="P3"><text:tab/><text:tab/><text:tab/>posto je len ugradena f-ja koja radi sa svim tipovima varijabli (khm, objekata),</text:p>
      <text:p text:style-name="P3"><text:tab/><text:tab/><text:tab/>ovo ni ne bi bila smislena sintaksa (list.funkcija() je <text:span text:style-name="T5">sintaksa samo za liste</text:span>)</text:p>
      <text:p text:style-name="P3"><text:tab/>----------------------------------------------------------------------</text:p>
      <text:p text:style-name="P3"><text:tab/>c)<text:tab/>list[len(list)]</text:p>
      <text:p text:style-name="P3"><text:tab/><text:tab/><text:span text:style-name="T4">----------------------------------------------------------------------</text:span></text:p>
      <text:p text:style-name="P3"><text:tab/><text:tab/>netocno: sintaksa je ispravna, ali sad nam ispise "out of range" error</text:p>
      <text:p text:style-name="P3"><text:tab/>----------------------------------------------------------------------</text:p>
      <text:p text:style-name="P3"><text:tab/>d)<text:tab/>list[-0]</text:p>
      <text:p text:style-name="P3"><text:tab/><text:tab/><text:span text:style-name="T4">----------------------------------------------------------------------</text:span></text:p>
      <text:p text:style-name="P3"><text:tab/><text:tab/>netocno: to je isto kao list[0], sto je nulti element</text:p>
      <text:p text:style-name="P3"><text:tab/>----------------------------------------------------------------------</text:p>
      <text:p text:style-name="P5"><text:tab/>e)<text:tab/>list[len(list)-1]</text:p>
      <text:p text:style-name="P5"><text:tab/><text:tab/>----------------------------------------------------------------------</text:p>
      <text:p text:style-name="P5"><text:tab/><text:tab/>tocno: dakle len(list) vrati broj elemenata (pocinje brojati od 1), pa kad ga dekrementiramo,</text:p>
      <text:p text:style-name="P5"><text:tab/><text:tab/><text:tab/>dobijemo index zadnjeg elementa</text:p>
      <text:p text:style-name="P5"><text:tab/><text:tab/>no, nije najbrze!</text:p>
      <text:p text:style-name="P3"><text:tab/>----------------------------------------------------------------------</text:p>
      <text:p text:style-name="P4"><text:tab/>f)<text:tab/>list[-1]</text:p>
      <text:p text:style-name="P4"><text:tab/><text:tab/>----------------------------------------------------------------------</text:p>
      <text:p text:style-name="P4"><text:tab/><text:tab/>isto tocno:</text:p>
      <text:p text:style-name="P5">----------------------------------------------------------------------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</text:p>
      <text:p text:style-name="P4">5. sto radi slijedeci program?</text:p>
      <text:p text:style-name="P5"><text:tab/>----------------------------------------------------------------------</text:p>
      <text:p text:style-name="P4"><text:tab/>#!/usr/bin/python</text:p>
      <text:p text:style-name="P4"><text:tab/>print '\n'.join("%i Byte = %i Bit = largest number: %i" % (j, j*8, 256**j-1) for j in (1 &lt;&lt; i for i in xrange(8)))</text:p>
      <text:p text:style-name="P4"><text:tab/>----------------------------------------------------------------------</text:p>
      <text:p text:style-name="P5"><text:span text:style-name="T7"><text:tab/>samo se salim... i ovo je </text:span><text:a xlink:type="simple" xlink:href="http://wiki.python.org/moin/Powerful%20Python%20One-Liners"><text:span text:style-name="T7">oneliner of the month</text:span></text:a>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</text:p>
      <text:p text:style-name="P4">6. sto radi program</text:p>
      <text:p text:style-name="P5"><text:tab/>----------------------------------------------------------------------</text:p>
      <text:p text:style-name="P4"><text:tab/>#!/usr/bin/python</text:p>
      <text:p text:style-name="P4"><text:tab/>list=[1,2,3,4,5]</text:p>
      <text:p text:style-name="P4"><text:tab/>list.del a[1];</text:p>
      <text:p text:style-name="P5"><text:tab/>----------------------------------------------------------------------</text:p>
      <text:p text:style-name="P4"><text:tab/>a)<text:tab/>izbaci syntax error</text:p>
      <text:p text:style-name="P4"><text:tab/><text:tab/>----------------------------------------------------------------------</text:p>
      <text:p text:style-name="P4"><text:soft-page-break/><text:tab/><text:tab/>tocno: sintax error, jer je del naredba koja radi sa svim objektima (a ovaj program</text:p>
      <text:p text:style-name="P4"><text:tab/><text:tab/>svojata f-ju listi, sto nije regularno). za rad sa listama postoji ugradena f-ja remove:</text:p>
      <text:p text:style-name="P4"><text:tab/><text:tab/>list.remove(2)</text:p>
      <text:p text:style-name="P4"><text:tab/><text:tab/>koja u ovom primjeru uklanja drugi index liste list</text:p>
      <text:p text:style-name="P5"><text:tab/>----------------------------------------------------------------------</text:p>
      <text:p text:style-name="P5"><text:tab/>b)<text:tab/>brise element '1' iz liste a</text:p>
      <text:p text:style-name="P5"><text:tab/><text:tab/>----------------------------------------------------------------------</text:p>
      <text:p text:style-name="P5"><text:tab/><text:tab/>osim sto je neispravna sintaksa, indeks odgovara elementu '2', ne '1'</text:p>
      <text:p text:style-name="P5"><text:tab/>----------------------------------------------------------------------</text:p>
      <text:p text:style-name="P5"><text:tab/>c)<text:tab/>brise element '2' iz liste a</text:p>
      <text:p text:style-name="P5"><text:tab/><text:tab/>----------------------------------------------------------------------</text:p>
      <text:p text:style-name="P5"><text:tab/><text:tab/>neispravna sintaksa, iako je indeksiranje u redu</text:p>
      <text:p text:style-name="P5"><text:tab/>----------------------------------------------------------------------</text:p>
      <text:p text:style-name="P5"><text:tab/>d)<text:tab/>vrati element liste koji je obrisao</text:p>
      <text:p text:style-name="P5"><text:tab/><text:tab/>----------------------------------------------------------------------</text:p>
      <text:p text:style-name="P5"><text:tab/><text:tab/>netocno</text:p>
      <text:p text:style-name="P5"><text:tab/><text:tab/>ispravna sintaksa je </text:p>
      <text:p text:style-name="P5"><text:tab/><text:tab/><text:tab/>del a[1]</text:p>
      <text:p text:style-name="P5"><text:tab/><text:tab/><text:tab/>ali, ni ta naredba ne vraca nikakvu povratnu vrijednost</text:p>
      <text:p text:style-name="P5"><text:tab/><text:tab/>----------------------------------------------------------------------</text:p>
      <text:p text:style-name="P5"><text:tab/><text:tab/><text:tab/>isto tako, </text:p>
      <text:p text:style-name="P5"><text:tab/><text:tab/><text:tab/>print del a[1]</text:p>
      <text:p text:style-name="P5"><text:tab/><text:tab/><text:tab/>ne ispisuje nista</text:p>
      <text:p text:style-name="P5">----------------------------------------------------------------------</text:p>
      <text:p text:style-name="P5"/>
      <text:p text:style-name="P5"/>
      <text:p text:style-name="P5"/>
      <text:p text:style-name="P5">----------------------------------------------------------------------</text:p>
      <text:p text:style-name="P4">7. sto ce ispisati program</text:p>
      <text:p text:style-name="P5"><text:tab/>----------------------------------------------------------------------</text:p>
      <text:p text:style-name="P4"><text:tab/>#!/usr/bin/python</text:p>
      <text:p text:style-name="P4"><text:tab/>import sys</text:p>
      <text:p text:style-name="P4"><text:tab/>sys.setrecursionlimit(3)</text:p>
      <text:p text:style-name="P4"><text:tab/>def fib(n):<text:tab/><text:tab/>// Fibonacci-jev niz (rekurzivno)</text:p>
      <text:p text:style-name="P4"><text:tab/><text:tab/>if n==0:</text:p>
      <text:p text:style-name="P4"><text:soft-page-break/><text:tab/><text:tab/><text:tab/>return 0</text:p>
      <text:p text:style-name="P4"><text:tab/><text:tab/>elif n==1:</text:p>
      <text:p text:style-name="P4"><text:tab/><text:tab/><text:tab/>return 1</text:p>
      <text:p text:style-name="P4"><text:tab/><text:tab/>else:</text:p>
      <text:p text:style-name="P4"><text:tab/><text:tab/><text:tab/>return fib(n-1) + fib (n-2)</text:p>
      <text:p text:style-name="P4"><text:tab/>print fib (3)</text:p>
      <text:p text:style-name="P5"><text:tab/>----------------------------------------------------------------------</text:p>
      <text:p text:style-name="P5"><text:tab/>a)<text:tab/>syntax error (python radi prediktivni pregled da bi se izbjegao memory leakage)</text:p>
      <text:p text:style-name="P5"><text:tab/><text:tab/>----------------------------------------------------------------------</text:p>
      <text:p text:style-name="P5"><text:tab/><text:tab/>netocno (barem sto se ovog primjera tice)</text:p>
      <text:p text:style-name="P5"><text:tab/><text:tab/>inace, python ima automatski garbage collection, pa se ne moramo brinuti oko toga</text:p>
      <text:p text:style-name="P5"><text:tab/>----------------------------------------------------------------------</text:p>
      <text:p text:style-name="P5"><text:tab/>b)<text:tab/>syntax error (u dvije smo petlje indentali naredbu, treba 2 reda indentati da izademo iz petlji!)</text:p>
      <text:p text:style-name="P5"><text:tab/><text:tab/>----------------------------------------------------------------------</text:p>
      <text:p text:style-name="P5"><text:tab/><text:tab/>netocno: python inteligentno rjesava problem indentiranja, pa ne treba razmisljati o tome. yet!</text:p>
      <text:p text:style-name="P5"><text:tab/>----------------------------------------------------------------------</text:p>
      <text:p text:style-name="P5"><text:tab/>c)<text:tab/>2</text:p>
      <text:p text:style-name="P5"><text:tab/><text:tab/>----------------------------------------------------------------------</text:p>
      <text:p text:style-name="P5"><text:tab/><text:tab/>netocno: ovo ce baciti runtime error, zbog: maximum recursion debt (em, depth) exceeded </text:p>
      <text:p text:style-name="P5"><text:tab/>----------------------------------------------------------------------</text:p>
      <text:p text:style-name="P4"><text:tab/>d)<text:tab/>ispisat ce gresku za svaki korak rekurzije gdje je fail-ao, sa porukom maximum recursion ...</text:p>
      <text:p text:style-name="P4"><text:tab/><text:tab/>tocno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</text:p>
      <text:p text:style-name="P5"><text:span text:style-name="T7">8. </text:span>Evo neceg zabavnijeg: <text:span text:style-name="T7">kako sloziti svoj mp3 player u python-u? (ovo NECE BITI U ISPITU!)</text:span></text:p>
      <text:p text:style-name="P5"><text:tab/>----------------------------------------------------------------------</text:p>
      <text:p text:style-name="P5"><text:tab/>#!/usr/bin/python</text:p>
      <text:p text:style-name="P5"><text:tab/>import sys,os<text:tab/><text:tab/><text:tab/><text:tab/><text:tab/><text:tab/><text:tab/><text:tab/><text:tab/><text:tab/><text:tab/><text:tab/></text:p>
      <text:p text:style-name="P5"><text:soft-page-break/><text:tab/>for folder in sys.argv[1:]:<text:tab/><text:tab/><text:tab/><text:tab/><text:tab/></text:p>
      <text:p text:style-name="P5"><text:tab/><text:tab/>if os.path.isdir(folder):<text:tab/></text:p>
      <text:p text:style-name="P5"><text:tab/><text:tab/><text:tab/>for song in os.listdir(folder):<text:tab/></text:p>
      <text:p text:style-name="P5"><text:tab/><text:tab/><text:tab/><text:tab/>if song.endswith('.mp3'):</text:p>
      <text:p text:style-name="P5"><text:tab/><text:tab/><text:tab/><text:tab/><text:tab/>song=os.path.join(os.path.abspath(folder),song)<text:tab/></text:p>
      <text:p text:style-name="P5"><text:tab/><text:tab/><text:tab/><text:tab/><text:tab/>song=song.replace(' ', '\ ')</text:p>
      <text:p text:style-name="P5"><text:tab/><text:tab/><text:tab/><text:tab/><text:tab/>os.system('cvlc --play-and-exit '+song)<text:tab/></text:p>
      <text:p text:style-name="Standard"/>
      <text:p text:style-name="Standard"/>
      <text:p text:style-name="Standard"><text:tab/><text:span text:style-name="T2">----------------------------------------------------------------------</text:span></text:p>
      <text:p text:style-name="Standard"><text:tab/>ideja je preuzeta sa <text:a xlink:type="simple" xlink:href="http://ubuntuforums.org/showthread.php?t=1173609"><text:span text:style-name="T2">foruma</text:span></text:a></text:p>
      <text:p text:style-name="Standard"><text:tab/>radi tako da play-a sve mp3 datoteke iz svih direktorija koje smo predali kao argumente</text:p>
      <text:p text:style-name="Standard"/>
      <text:p text:style-name="Standard"><text:tab/>inace, u python shell-u mozete naci pomoc preko:</text:p>
      <text:p text:style-name="Standard"><text:tab/><text:tab/>&gt;&gt;&gt;help(os.walk)</text:p>
      <text:p text:style-name="Standard"><text:tab/><text:tab/>&gt;&gt;&gt;help(os.path.join)</text:p>
      <text:p text:style-name="Standard"><text:tab/><text:tab/>&gt;&gt;&gt;help(os.system)</text:p>
      <text:p text:style-name="P5">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----------------------------------------------------------------------</text:p>
      <text:p text:style-name="P8">9. sto ce ispisati program</text:p>
      <text:p text:style-name="P5"><text:tab/>----------------------------------------------------------------------</text:p>
      <text:p text:style-name="P8"><text:tab/>#!/usr/bin/python</text:p>
      <text:p text:style-name="P8"><text:tab/> L1=['jedan', 2, 'tri']</text:p>
      <text:p text:style-name="P8"><text:tab/>L2=L1</text:p>
      <text:p text:style-name="P8"><text:s/><text:tab/>for element in L1:</text:p>
      <text:p text:style-name="P8"><text:s text:c="2"/><text:tab/><text:tab/>element='nesto'+str(L1.index(element))</text:p>
      <text:p text:style-name="P8"><text:s text:c="2"/><text:tab/><text:tab/>print L1, L2</text:p>
      <text:p text:style-name="P5"><text:tab/>----------------------------------------------------------------------</text:p>
      <text:p text:style-name="Standard"><text:tab/>a) ['nesto0', 'nesto1', 'nesto2'],['nesto0', 'nesto1', 'nesto2']</text:p>
      <text:p text:style-name="Standard"><text:tab/><text:tab/><text:span text:style-name="T2">----------------------------------------------------------------------</text:span></text:p>
      <text:p text:style-name="Standard"><text:tab/><text:tab/>ne: kad mijenjamo elemente liste u petlji, rabimo interne varijable koje su najplice</text:p>
      <text:p text:style-name="Standard"><text:tab/><text:tab/>lokalne varijable, pa ne mijenjamo instancu liste</text:p>
      <text:p text:style-name="Standard"><text:soft-page-break/><text:tab/><text:tab/>osim toga, python u print f-ji rabi ',' za concatenation, pa zarez ne ispisuje</text:p>
      <text:p text:style-name="P5"><text:tab/>----------------------------------------------------------------------</text:p>
      <text:p text:style-name="Standard"><text:tab/>b) ['nesto0', 'nesto1', 'nesto2'] ['nesto0', 'nesto1', 'nesto2']</text:p>
      <text:p text:style-name="Standard"><text:tab/><text:tab/><text:span text:style-name="T2">----------------------------------------------------------------------</text:span></text:p>
      <text:p text:style-name="Standard"><text:tab/><text:tab/>netocno sto se tice mijenjanja liste, tocno sto se tice ispisa sa print</text:p>
      <text:p text:style-name="P5"><text:tab/>----------------------------------------------------------------------</text:p>
      <text:p text:style-name="P8"><text:tab/>c) ['jedan', 2, 'tri'] ['jedan', 2, 'tri']</text:p>
      <text:p text:style-name="P8"><text:tab/><text:tab/><text:span text:style-name="T3">----------------------------------------------------------------------</text:span></text:p>
      <text:p text:style-name="P8"><text:tab/><text:tab/>tocno: elementi liste se ne mijenjaju, jer je to jednu_razinu_vaznija varijabla, pa ju</text:p>
      <text:p text:style-name="P8"><text:tab/><text:tab/>python stiti tako da stvori plice lokalne varijable, koje mozemo mijenjati;</text:p>
      <text:p text:style-name="P8"/>
      <text:p text:style-name="P8"><text:tab/><text:tab/>za pristup L1 i L2, trebamo rabiti pristup jednu_razinu_vaznijoj varijabli:</text:p>
      <text:p text:style-name="P8"/>
      <text:p text:style-name="P8"><text:tab/><text:tab/><text:tab/>for element in L1:</text:p>
      <text:p text:style-name="P8"><text:tab/><text:tab/><text:tab/><text:tab/>L1[L1.index(element)]='nesto'+str(L1.index(element))</text:p>
      <text:p text:style-name="P8"/>
      <text:p text:style-name="P8"><text:tab/><text:tab/>ili </text:p>
      <text:p text:style-name="P8"><text:tab/><text:tab/><text:tab/>for i in range(L1):</text:p>
      <text:p text:style-name="P8"><text:tab/><text:tab/><text:tab/><text:tab/>L1[i]='nesto'+i</text:p>
      <text:p text:style-name="P5"><text:tab/>----------------------------------------------------------------------</text:p>
      <text:p text:style-name="P5"><text:tab/>d) ['jedan', 2, 'tri'] ['nesto0', 'nesto1', 'nesto2']</text:p>
      <text:p text:style-name="P5"><text:tab/><text:tab/>----------------------------------------------------------------------</text:p>
      <text:p text:style-name="P5"><text:tab/><text:tab/>netocno, ali razmisljanje je dobro: ako editiramo privremenu kopiju izvorne liste L1, L2 ce <text:tab/><text:tab/><text:tab/>poprimiti vrijednosti privremene kopije izvorne liste L1, dok se L1 nece mijenjati (privremeno,</text:p>
      <text:p text:style-name="P5"><text:tab/><text:tab/>dok smo u for petlji)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</text:p>
      <text:p text:style-name="P4">10. u cemu je razlika izmedu statement-a:</text:p>
      <text:p text:style-name="P4"><text:tab/>----------------------------------------------------------------------</text:p>
      <text:p text:style-name="P4"><text:tab/>import pprint</text:p>
      <text:p text:style-name="P4"><text:soft-page-break/><text:tab/>te</text:p>
      <text:p text:style-name="P4"><text:tab/>from pprint import *</text:p>
      <text:p text:style-name="P4"><text:tab/>?</text:p>
      <text:p text:style-name="P5"><text:tab/>----------------------------------------------------------------------</text:p>
      <text:p text:style-name="P5"><text:tab/>a) standardni modul pprint ne postoji</text:p>
      <text:p text:style-name="P5"><text:tab/><text:tab/>----------------------------------------------------------------------</text:p>
      <text:p text:style-name="P5"><text:tab/><text:tab/>netocno: rabi se za lijepi ispis velikih dictionary-ja, i inace kompleksnih tipova podataka</text:p>
      <text:p text:style-name="P5"><text:tab/>----------------------------------------------------------------------</text:p>
      <text:p text:style-name="P5"><text:tab/>b) kad importamo:</text:p>
      <text:p text:style-name="P5"><text:tab/><text:tab/>----------------------------------------------------------------------</text:p>
      <text:p text:style-name="P5"><text:tab/><text:tab/>sa 'import pprint', instancama f-ja pristupamo sa npr. pprint.pprint (ime_modula, ime_f-je)</text:p>
      <text:p text:style-name="P5"><text:tab/><text:tab/>sa 'from pprint import *', instancama f-ja pristupamo sa npr pprint (samo ime f-je)</text:p>
      <text:p text:style-name="P5"><text:tab/><text:tab/>----------------------------------------------------------------------</text:p>
      <text:p text:style-name="P5"><text:tab/><text:tab/>tocno, ali to nije sve:</text:p>
      <text:p text:style-name="P5"><text:tab/><text:tab/>----------------------------------------------------------------------</text:p>
      <text:p text:style-name="P5"><text:tab/><text:tab/>'from pprint import *' samo kopira definicije, te ih rabimo kao lokalne;</text:p>
      <text:p text:style-name="P5"><text:tab/><text:tab/>to znaci da globalnu varijablu definiranu u nekom drugom modulu, ne mozemo mijenjati!</text:p>
      <text:p text:style-name="P5"><text:tab/>----------------------------------------------------------------------</text:p>
      <text:p text:style-name="P4"><text:tab/>c) razlika je u referenciranju f-ja, te u dosegu globalne varijable pojedinog modula</text:p>
      <text:p text:style-name="P4"><text:tab/><text:tab/><text:span text:style-name="T4">----------------------------------------------------------------------</text:span></text:p>
      <text:p text:style-name="P4"><text:tab/><text:tab/>tocno, vidi objasnjenje pod b)</text:p>
      <text:p text:style-name="P5"><text:tab/>----------------------------------------------------------------------</text:p>
      <text:p text:style-name="P5"><text:tab/>d) meni je ljepsi import, zato sto mogu ulancavati, npr.</text:p>
      <text:p text:style-name="P5"><text:tab/><text:tab/>import sys, os, re, urllib</text:p>
      <text:p text:style-name="P5"><text:tab/><text:tab/>----------------------------------------------------------------------</text:p>
      <text:p text:style-name="P5"><text:tab/><text:tab/>komentar: jao, jao....</text:p>
      <text:p text:style-name="P5">----------------------------------------------------------------------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----------------------------------------------------------------------</text:p>
      <text:p text:style-name="P4">11. kako u pythonu najkrace napisati</text:p>
      <text:p text:style-name="P5"><text:tab/>----------------------------------------------------------------------</text:p>
      <text:p text:style-name="P4"><text:tab/>#!/usr/bin/perl</text:p>
      <text:p text:style-name="P4"><text:tab/>list=qw(have a nice day)</text:p>
      <text:p text:style-name="P5"><text:tab/>----------------------------------------------------------------------</text:p>
      <text:p text:style-name="P5"><text:tab/>?</text:p>
      <text:p text:style-name="P5"><text:tab/>----------------------------------------------------------------------</text:p>
      <text:p text:style-name="P5"><text:tab/>a) pa, komfornisti: pisite i dalje lista=['have', 'a', 'nice', 'day']</text:p>
      <text:p text:style-name="P5"><text:tab/><text:tab/>----------------------------------------------------------------------</text:p>
      <text:p text:style-name="P5"><text:tab/><text:tab/>netocno: ima i laksi nacin</text:p>
      <text:p text:style-name="P5"><text:tab/>----------------------------------------------------------------------</text:p>
      <text:p text:style-name="P5"><text:tab/><text:span text:style-name="T7">b) lista='have a nice day'.split(' ')</text:span></text:p>
      <text:p text:style-name="P4"><text:tab/><text:tab/>----------------------------------------------------------------------</text:p>
      <text:p text:style-name="P4"><text:tab/><text:tab/>pobjednik ako tako trebamo definirati samo jednu listu</text:p>
      <text:p text:style-name="P4"><text:tab/><text:tab/>dakle, split-aj recenicu, sa delimiterom space</text:p>
      <text:p text:style-name="P5"><text:tab/>----------------------------------------------------------------------</text:p>
      <text:p text:style-name="P5"><text:tab/><text:span text:style-name="T7">c) def qw(string):</text:span></text:p>
      <text:p text:style-name="P4"><text:tab/><text:tab/>return string.split(' ')</text:p>
      <text:p text:style-name="P4"><text:tab/><text:tab/>----------------------------------------------------------------------</text:p>
      <text:p text:style-name="P4"><text:tab/><text:tab/>pobjednik ako imamo puno listi za definirati</text:p>
      <text:p text:style-name="P4"><text:tab/><text:tab/>ja bih ovako definirao f-ju, i dalje rabio sintaksu perl-ovog qw('kreiraj listu')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----------------------------------------------------------------------</text:p>
      <text:p text:style-name="P4">12. kako koristiti python u bash-u?</text:p>
      <text:p text:style-name="P5"><text:tab/>----------------------------------------------------------------------</text:p>
      <text:p text:style-name="P4"><text:tab/>mislim na ono:</text:p>
      <text:p text:style-name="P4"><text:tab/><text:tab/>perl -e 'print "have a nice day\n"'</text:p>
      <text:p text:style-name="P5"><text:tab/>----------------------------------------------------------------------</text:p>
      <text:p text:style-name="P5"><text:tab/>a) python se ne moze tako pozivati</text:p>
      <text:p text:style-name="P5"><text:tab/><text:tab/>----------------------------------------------------------------------</text:p>
      <text:p text:style-name="P5"><text:tab/><text:tab/>netocno, opcija je -c (iz 'man python'</text:p>
      <text:p text:style-name="P5"><text:tab/><text:tab/> <text:s text:c="12"/>Specify the command to execute (see next section). <text:s/>This terminates the option</text:p>
      <text:p text:style-name="P5"><text:tab/><text:tab/><text:tab/>list (following options are passed as arguments to the command).)</text:p>
      <text:p text:style-name="P5"><text:tab/>----------------------------------------------------------------------</text:p>
      <text:p text:style-name="P4"><text:tab/>b) python -c 'print "have a nice day\n"'</text:p>
      <text:p text:style-name="P4"><text:tab/><text:tab/>----------------------------------------------------------------------</text:p>
      <text:p text:style-name="P4"><text:tab/><text:tab/>tocno: python ne razlikuje jednostruke i dvostruke navodnike, pa ih rabimo da ne bude kraj!</text:p>
      <text:p text:style-name="P4"><text:tab/><text:tab/>no, print ' " ' ispisuje ", dok print " ' " ispisuje ', sto znaci:</text:p>
      <text:p text:style-name="P4"><text:tab/><text:tab/><text:tab/>python INTERPRETIRA " i ' NAVODNIKE JEDNAKO, ALI IH NE ISPISUJE JEDNAKO!</text:p>
      <text:p text:style-name="P4"><text:tab/>----------------------------------------------------------------------</text:p>
      <text:p text:style-name="P4"><text:tab/>c) python -c "print 'have a nice day\n'"</text:p>
      <text:p text:style-name="P4"><text:tab/><text:tab/>----------------------------------------------------------------------</text:p>
      <text:p text:style-name="P4"><text:tab/><text:tab/>tocno: python ne razlikuje jednostruke i dvostruke navodnike, pa ih rabimo da ne bude kraj!</text:p>
      <text:p text:style-name="P4"><text:tab/><text:tab/>no, print ' " ' ispisuje ", dok print " ' " ispisuje ', sto znaci:</text:p>
      <text:p text:style-name="P4"><text:tab/><text:tab/><text:tab/>python INTERPRETIRA " i ' NAVODNIKE JEDNAKO, ALI IH NE ISPISUJE JEDNAKO!<text:tab/>----------------------------------------------------------------------</text:p>
      <text:p text:style-name="P4"><text:tab/>d) python -c 'import re; help(re)' &gt; python.re.manpage;less python.re.manpage</text:p>
      <text:p text:style-name="P4"><text:tab/><text:tab/>----------------------------------------------------------------------</text:p>
      <text:p text:style-name="P4"><text:tab/><text:tab/>dakle, importali smo python re modul, te smo preusmjerili man file (modula re) u datoteku</text:p>
      <text:p text:style-name="P4"><text:tab/><text:tab/>python.re.manpage. sad mozemo citati manual iz bash-a kad nam treba!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----------------------------------------------------------------------</text:p>
      <text:p text:style-name="P4">13. tuple tip varijable je nepromjenjiv - jelda? ali i to se moze zaobici:</text:p>
      <text:p text:style-name="P4"><text:tab/>----------------------------------------------------------------------</text:p>
      <text:p text:style-name="P4"><text:tab/>#!/usr/bin/python</text:p>
      <text:p text:style-name="P4"><text:tab/>tuple=('jedan',[1,2,3]);<text:tab/>tuple <text:tab/><text:tab/># daje rezultat ('jedan, [1,2,3])</text:p>
      <text:p text:style-name="P4"><text:tab/>tuple[1][0]='dimebag';<text:tab/>tuple<text:tab/><text:tab/># daje rezultat ('jedan',['dimebag', 2,3])</text:p>
      <text:p text:style-name="P4"><text:tab/>----------------------------------------------------------------------</text:p>
      <text:p text:style-name="P4"><text:tab/>samo toliko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</text:p>
      <text:p text:style-name="P4">14. za sto se rabi taj carriage return ('\r')?</text:p>
      <text:p text:style-name="P4"><text:tab/>----------------------------------------------------------------------</text:p>
      <text:p text:style-name="P4"><text:tab/>#!/usr/bin/python</text:p>
      <text:p text:style-name="P4"><text:tab/>print 'have \ra nice day'</text:p>
      <text:p text:style-name="P4"><text:tab/>----------------------------------------------------------------------</text:p>
      <text:p text:style-name="P4"><text:tab/>rezultat:</text:p>
      <text:p text:style-name="P4"><text:tab/><text:tab/>&gt;&gt;&gt;a nice day</text:p>
      <text:p text:style-name="P4"><text:tab/><text:tab/>----------------------------------------------------------------------</text:p>
      <text:p text:style-name="P4"><text:tab/><text:tab/>dakle, ispise</text:p>
      <text:p text:style-name="P4"><text:tab/><text:tab/><text:tab/>&gt;&gt;&gt; have </text:p>
      <text:p text:style-name="P4"><text:tab/><text:tab/><text:tab/>i zatim obrise sve do pocetka reda, a zatim ispise</text:p>
      <text:p text:style-name="P4"><text:tab/><text:tab/><text:tab/>&gt;&gt;&gt;a nice day</text:p>
      <text:p text:style-name="P4"><text:tab/><text:tab/><text:tab/>dakle: ispisi_red; obrisi_red;ispisi nastavak u isti red</text:p>
      <text:p text:style-name="P5">----------------------------------------------------------------------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----------------------------------------------------------------------</text:p>
      <text:p text:style-name="P4">15.<text:tab/>kako obrisati samo 1 znak (prethodni) u ispisu for petlje: (postaje malo zaguljeno:)</text:p>
      <text:p text:style-name="P4"><text:tab/>npr. for char in 'have a nice day':</text:p>
      <text:p text:style-name="P4"><text:tab/><text:tab/>print char</text:p>
      <text:p text:style-name="P4"><text:tab/><text:tab/>----------------------------------------------------------------------</text:p>
      <text:p text:style-name="P4"><text:tab/><text:tab/>ispisuje</text:p>
      <text:p text:style-name="P4"><text:tab/><text:tab/>&gt;&gt;&gt;h</text:p>
      <text:p text:style-name="P4"><text:tab/><text:tab/>&gt;&gt;&gt;a</text:p>
      <text:p text:style-name="P4"><text:tab/><text:tab/>&gt;&gt;&gt;v</text:p>
      <text:p text:style-name="P4"><text:tab/><text:tab/>...</text:p>
      <text:p text:style-name="P4"><text:tab/><text:tab/>----------------------------------------------------------------------</text:p>
      <text:p text:style-name="P4"><text:tab/><text:tab/>dakle, ubacuje prijelaz u novi red; ako zelimo da se ispis u for petlji nastavi u sadasnjem redu,</text:p>
      <text:p text:style-name="P4"><text:tab/><text:tab/><text:tab/>trebamo ubaciti par trikova:</text:p>
      <text:p text:style-name="P4"><text:tab/><text:tab/><text:tab/><text:tab/>for i in range(12):</text:p>
      <text:p text:style-name="P4"><text:tab/><text:tab/><text:tab/><text:tab/><text:tab/>print i,</text:p>
      <text:p text:style-name="P4"><text:tab/><text:tab/><text:tab/><text:tab/># python sada ispisuje znak, te ne umece '\n' na kraj reda, vec samo ' ' (space)</text:p>
      <text:p text:style-name="P4"><text:tab/><text:tab/><text:tab/><text:tab/>&gt;&gt;&gt; 1 2 3 4 5 6 7 8 9 10 11</text:p>
      <text:p text:style-name="P4"/>
      <text:p text:style-name="P4"><text:tab/><text:tab/>tek zatim, (sad kad ispisujemo niz u istom redu, mozemo obrisati zadnji ispisani znak sa</text:p>
      <text:p text:style-name="P4"><text:tab/><text:tab/><text:tab/>'\b' (backspace)):</text:p>
      <text:p text:style-name="P4"><text:tab/><text:tab/><text:tab/>npr. for number in range(12):</text:p>
      <text:p text:style-name="P4"><text:tab/><text:tab/><text:tab/><text:tab/>print number,</text:p>
      <text:p text:style-name="P4"><text:tab/><text:tab/><text:tab/><text:tab/>print '\b'*2,</text:p>
      <text:p text:style-name="P4"><text:tab/><text:tab/><text:tab/><text:tab/># moramo 2 backspace-a ubaciti, jer treba obrisati ' ', te zadnji ispisani znak</text:p>
      <text:p text:style-name="P4"/>
      <text:p text:style-name="P4"><text:tab/><text:tab/><text:tab/>sto ce ispisati</text:p>
      <text:p text:style-name="P4"><text:tab/><text:tab/><text:tab/>&gt;&gt;&gt;1 11</text:p>
      <text:p text:style-name="P4"><text:tab/><text:tab/><text:tab/>ispise jednoznamenkaste brojeve, obrise jednoznamenkaste brojeve</text:p>
      <text:p text:style-name="P4"><text:tab/><text:tab/><text:tab/>no kad dode do 1<text:span text:style-name="T8">0, obrise mu samo nulu</text:span>, dok <text:span text:style-name="T8">jedinica ostaje, pa se na '1' nadoda '11'</text:span>,</text:p>
      <text:p text:style-name="P4"><text:tab/><text:tab/><text:tab/>te smo dobili <text:span text:style-name="T8">'1 '+'11'='1 11'</text:span> (vazno: ovo je string, ne broj!)</text:p>
      <text:p text:style-name="P5"><text:soft-page-break/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</text:p>
      <text:p text:style-name="P4">16. sto ispisuje prorgam:</text:p>
      <text:p text:style-name="P4"><text:tab/>----------------------------------------------------------------------</text:p>
      <text:p text:style-name="P4"><text:tab/>python -c 'print int('42','43')'</text:p>
      <text:p text:style-name="P5"><text:tab/>----------------------------------------------------------------------</text:p>
      <text:p text:style-name="P5"><text:tab/>a) izbaci error, jer smo zatvorili navodnike prije no sto smo zavrsili neki statement u programu</text:p>
      <text:p text:style-name="P5"><text:tab/><text:tab/>----------------------------------------------------------------------</text:p>
      <text:p text:style-name="P5"><text:tab/><text:tab/>python je pametan, pa mu ne smetaju ovi navodnici: no nemojte bas pretjerivati:</text:p>
      <text:p text:style-name="P5"><text:tab/><text:tab/>----------------------------------------------------------------------</text:p>
      <text:p text:style-name="P5"><text:tab/><text:tab/>python -c 'print ''''</text:p>
      <text:p text:style-name="P5"><text:tab/><text:tab/>----------------------------------------------------------------------</text:p>
      <text:p text:style-name="P5"><text:tab/><text:tab/>izbaci error, jer su 4 uzastopna jednostruka navodnika previse i za covjecju inteligenciju!</text:p>
      <text:p text:style-name="P5"><text:tab/>----------------------------------------------------------------------</text:p>
      <text:p text:style-name="P5"><text:tab/><text:span text:style-name="T7">b) izbaci error, jer int() f-ja moze obraditi samo jedan broj, zapisan kao string</text:span></text:p>
      <text:p text:style-name="P4"><text:tab/><text:tab/>----------------------------------------------------------------------</text:p>
      <text:p text:style-name="P4"><text:tab/><text:tab/>tocno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</text:p>
      <text:p text:style-name="P4">17. nadi gresku:</text:p>
      <text:p text:style-name="P4"><text:soft-page-break/><text:tab/>----------------------------------------------------------------------</text:p>
      <text:p text:style-name="P4"><text:tab/>python -c 'print "%d is a number," %12, "and %s is a string" %"string"'</text:p>
      <text:p text:style-name="P5"><text:tab/>----------------------------------------------------------------------</text:p>
      <text:p text:style-name="P5"><text:tab/>a) neispravan zapis: treba biti </text:p>
      <text:p text:style-name="P5"><text:tab/><text:tab/>python -c 'print "%d is a number, and %s is a string" <text:s/>%(12, 'string')'</text:p>
      <text:p text:style-name="P5"><text:tab/><text:tab/>----------------------------------------------------------------------</text:p>
      <text:p text:style-name="P5"><text:tab/><text:tab/>zbog preopterecenja jednostrukih navodnika, neispravan je i ponuden odgovor a)</text:p>
      <text:p text:style-name="P5"><text:tab/>----------------------------------------------------------------------</text:p>
      <text:p text:style-name="P5"><text:tab/>b) dakle, opet smo pretjerali sa uzastopnim jednostrukim navodnicima</text:p>
      <text:p text:style-name="P5"><text:tab/><text:tab/>----------------------------------------------------------------------</text:p>
      <text:p text:style-name="P5"><text:tab/><text:tab/>tocno, kad prebacimo na </text:p>
      <text:p text:style-name="P5"><text:tab/><text:tab/><text:tab/>python -c 'print "%d is a number," %12, "and %s is a string" %"string"'</text:p>
      <text:p text:style-name="P5"><text:tab/><text:tab/><text:tab/>----------------------------------------------------------------------</text:p>
      <text:p text:style-name="P5"><text:tab/><text:tab/><text:tab/>onda je ispravno</text:p>
      <text:p text:style-name="P5"><text:tab/>----------------------------------------------------------------------</text:p>
      <text:p text:style-name="P5"><text:tab/>c) neispravna sintaksa: treba pisati</text:p>
      <text:p text:style-name="P5"><text:tab/><text:tab/>python -c 'print "%d is a number, and %s is a string" <text:s/>%(12, "string")'</text:p>
      <text:p text:style-name="P5"><text:tab/><text:tab/>----------------------------------------------------------------------</text:p>
      <text:p text:style-name="P5"><text:tab/><text:tab/>ponuden odgovor pod c) je ispravan, ali i originalna naredba je ispravna (well, osim navodnika)</text:p>
      <text:p text:style-name="P5"><text:tab/>----------------------------------------------------------------------</text:p>
      <text:p text:style-name="P4"><text:tab/>d) treba samo prepraviti navodnike:</text:p>
      <text:p text:style-name="P4"><text:tab/><text:tab/>python -c 'print "%d is a number," %12, "and %s is a string" %"string"'</text:p>
      <text:p text:style-name="P4"><text:tab/><text:tab/>----------------------------------------------------------------------</text:p>
      <text:p text:style-name="P4"><text:tab/><text:tab/>eto potpuno tocnog odgovora!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----------------------------------------------------------------------</text:p>
      <text:p text:style-name="P4">18. <text:span text:style-name="T4">ne treba cjepidlaciti toliko, ali:</text:span> sto je neispravno:?</text:p>
      <text:p text:style-name="P4"><text:tab/>----------------------------------------------------------------------</text:p>
      <text:p text:style-name="P4"><text:tab/>python -c " print 'a' "</text:p>
      <text:p text:style-name="P5"><text:tab/>----------------------------------------------------------------------</text:p>
      <text:p text:style-name="P5"><text:tab/>a) sve je ispravno, ispisat ce</text:p>
      <text:p text:style-name="P5"><text:tab/><text:tab/>&gt;&gt;&gt;a</text:p>
      <text:p text:style-name="P5"><text:tab/><text:tab/>----------------------------------------------------------------------</text:p>
      <text:p text:style-name="P5"><text:tab/><text:tab/>netocno, javlja 'unexpected indent' # to je stvarno samo kod python-a!</text:p>
      <text:p text:style-name="P5"><text:tab/>----------------------------------------------------------------------</text:p>
      <text:p text:style-name="P5"><text:tab/><text:span text:style-name="T7">b) indentation error: unexpected indent</text:span></text:p>
      <text:p text:style-name="P4"><text:tab/><text:tab/>----------------------------------------------------------------------</text:p>
      <text:p text:style-name="P4"><text:tab/><text:tab/>tocno: cim prva naredba ne pocinje od pocetka reda, python to gleda kao indentation</text:p>
      <text:p text:style-name="P5"><text:tab/>----------------------------------------------------------------------</text:p>
      <text:p text:style-name="P5"><text:tab/>c) posto ne znamo pokrece li se oneliner iz bash-a ili obicnog 'sh'-a, ne mozemo biti sigurni</text:p>
      <text:p text:style-name="P5"><text:tab/><text:tab/>----------------------------------------------------------------------</text:p>
      <text:p text:style-name="P5"><text:tab/><text:tab/>netocno, oba shell-a mogu pokretati python na taj nacin</text:p>
      <text:p text:style-name="P5"><text:tab/><text:tab/>(samo sto 'sh' nema autocompletion, command history, ...)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</text:p>
      <text:p text:style-name="P4">19. evo zasto koristiti ipython: (improvizacija ternarnog operatora (C - ?) u pythonu):</text:p>
      <text:p text:style-name="P4"><text:soft-page-break/><text:tab/>----------------------------------------------------------------------</text:p>
      <text:p text:style-name="P4"><text:tab/>print 'a' if True else 'b'</text:p>
      <text:p text:style-name="P4"><text:tab/>----------------------------------------------------------------------</text:p>
      <text:p text:style-name="P4"><text:tab/>ako upisemo ovo u obicni python shell, vratit ce nam</text:p>
      <text:p text:style-name="P4"><text:tab/>&gt;&gt;&gt;a</text:p>
      <text:p text:style-name="P4"><text:tab/>----------------------------------------------------------------------</text:p>
      <text:p text:style-name="P4"><text:tab/>ali ako upisemo ovo u ipython (interactive python shell), vratit ce nam ovo:</text:p>
      <text:p text:style-name="P4"><text:tab/>In [35]: print 'a' if False else 'b'</text:p>
      <text:p text:style-name="P4"><text:tab/>-------&gt; print('a' if False else 'b')</text:p>
      <text:p text:style-name="P4"><text:tab/>b</text:p>
      <text:p text:style-name="P4"><text:tab/><text:tab/><text:span text:style-name="T4">----------------------------------------------------------------------</text:span></text:p>
      <text:p text:style-name="P4"><text:tab/><text:tab/>dakle, vidimo da prvo grupira izlaze jedne f-je, da bi mogao to koristiti za ulaz druge f-je</text:p>
      <text:p text:style-name="P4"><text:tab/>----------------------------------------------------------------------</text:p>
      <text:p text:style-name="P4"><text:tab/>dakle, vidimo da gradi f-ju, gdje kao argument rabi ternarni operator.</text:p>
      <text:p text:style-name="P4"><text:tab/>zakljucak: ternarni operatori se mogu rabiti samo kao generatori instanci ELEMENATA (polja, </text:p>
      <text:p text:style-name="P4"><text:tab/><text:tab/>vrijednosti varijabli), i ne mogu se rabiti za slozenije f-je (mi zasad ne trebamo znati vise, i </text:p>
      <text:p text:style-name="P4"><text:tab/><text:tab/>treba se drzati tog pravila)</text:p>
      <text:p text:style-name="P4"><text:tab/>npr. mozemo generirati listu pomocu: (u ipython-u)</text:p>
      <text:p text:style-name="P4"><text:tab/><text:tab/>In [63]: [element for element in range(10)]</text:p>
      <text:p text:style-name="P4"><text:tab/><text:tab/>Out[63]: [0, 1, 2, 3, 4, 5, 6, 7, 8, 9]</text:p>
      <text:p text:style-name="P4"><text:tab/><text:tab/></text:p>
      <text:p text:style-name="P4"><text:tab/><text:tab/>----------------------------------------------------------------------</text:p>
      <text:p text:style-name="P4"><text:tab/><text:tab/>ali ne mozemo je ispisati ovako: ( u ipython-u)</text:p>
      <text:p text:style-name="P4"><text:tab/><text:tab/>In [64]: print element for element in range(10)</text:p>
      <text:p text:style-name="P4"><text:tab/><text:tab/>-------&gt; print(element for element in range(10))</text:p>
      <text:p text:style-name="P4"><text:tab/><text:tab/>&lt;generator object &lt;genexpr&gt; at 0x9155be4&gt;</text:p>
      <text:p text:style-name="P5">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----------------------------------------------------------------------</text:p>
      <text:p text:style-name="P4">20. evo malo off-predavanja:</text:p>
      <text:p text:style-name="P4"><text:tab/>----------------------------------------------------------------------</text:p>
      <text:p text:style-name="P4"><text:tab/>kako najlakse ispisati ascending sortiranu listu, pa zatim descending sortiranu listu</text:p>
      <text:p text:style-name="P4"><text:tab/>npr. lista='jedan dva tri cetiri pet'.split(' ')</text:p>
      <text:p text:style-name="P4"><text:tab/>----------------------------------------------------------------------</text:p>
      <text:p text:style-name="P4"><text:tab/>dakle, najlakse je:</text:p>
      <text:p text:style-name="P4"><text:tab/>print sorted(lista), sorted(lista, reverse=True)</text:p>
      <text:p text:style-name="P5">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ab" svg:font-family="Ar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31T13:06:50</meta:creation-date>
    <dc:date>2009-06-13T12:10:53</dc:date>
    <meta:editing-duration>PT08H09M05S</meta:editing-duration>
    <meta:editing-cycles>37</meta:editing-cycles>
    <meta:generator>OpenOffice.org/3.0$Linux OpenOffice.org_project/300m15$Build-9379</meta:generator>
    <meta:document-statistic meta:table-count="0" meta:image-count="0" meta:object-count="0" meta:page-count="20" meta:paragraph-count="489" meta:word-count="2318" meta:character-count="26555"/>
    <meta:user-defined meta:name="Info 1"/>
    <meta:user-defined meta:name="Info 2"/>
    <meta:user-defined meta:name="Info 3"/>
    <meta:user-defined meta:name="Info 4"/>
  </office:meta>
</office:document-meta>
</file>